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Arial, Helvetica, sans-serif, 'Apple Color Emoji', 'Segoe UI Emoji', NotoColorEmoji, 'Segoe UI Symbol', 'Android Emoji', EmojiSymbols"/>
    <style:font-face style:name="Mangal1" svg:font-family="Mangal"/>
    <style:font-face style:name="Trebuchet MS" svg:font-family="'Trebuchet MS', sans-serif"/>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1" fo:font-style="italic" style:font-style-asian="italic" style:font-style-complex="italic"/>
    </style:style>
    <style:style style:name="T1" style:family="text">
      <style:text-properties fo:font-variant="normal" fo:text-transform="none" fo:color="#000000" style:font-name="Calibri" fo:font-size="12pt" fo:letter-spacing="normal" fo:font-style="italic" fo:font-weight="normal"/>
    </style:style>
    <style:style style:name="T2" style:family="text">
      <style:text-properties style:font-name="Calibri1"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text:tab/>Hoy 22-8-2017 nos reunimos sobretodo para solucionar los del path, que no dejaban utilizar las librerías numpy y kivy. Lo hemos</text:span> <text:span text:style-name="T2">solucionado insertando los parámetros necesarios en el path, aunque hay que ejecutar esas lineas de código todas las veces que queramos usar las librerías por lo que buscaremos otra manera mas eficiente. Con esto ya podemos empezar a funcionar de verdad, hacer ejercicios de numpy y kivy y otras cosas.</text:span></text:p>
      <text:p text:style-name="P1"><text:tab/></text:p>
      <text:p text:style-name="P1"><text:tab/>Ademas hemos decidido que la varianza que tenemos que implementar en la imagen , la vamos a implementar de la manera que viene en el articulo, y cambiando las filas por las columnas. Cosa que en teoría se puede hacer fácilmente con la función de numpy.transpose que hace la traspuesta de la matriz que tenemos, es decir del array.</text:p>
      <text:p text:style-name="P1"><text:tab/></text:p>
      <text:p text:style-name="P1"><text:tab/>Con ello el resultado de calcular la varianza sera distinto, y cogeremos la media de las 2, para ver si el resultado es mas aproximado a la realidad que solo utilizando la formula suya.</text:p>
      <text:p text:style-name="P1"><text:tab/>He preguntado si la varianza no se puede calcular como la varianza que ofrece numpy y al parecer no se puede, ya que esa seria una varianza muestral, y nosotros queremos la varianza total. <text:s/>Para que nos entendamos es como hacer una varianza de la encuesta a x gente acerca de las elecciones, mientras que nosotros necesitamos la varianza de las elecciones, no de una encuesta.</text:p>
      <text:p text:style-name="P1"><text:tab/></text:p>
      <text:p text:style-name="P1"><text:tab/>Quedamos para el próximo día en empezar a trabajar con las librerías numpy y kivy, y ver otros problemas sur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Arial, Helvetica, sans-serif, 'Apple Color Emoji', 'Segoe UI Emoji', NotoColorEmoji, 'Segoe UI Symbol', 'Android Emoji', EmojiSymbols"/>
    <style:font-face style:name="Mangal1" svg:font-family="Mangal"/>
    <style:font-face style:name="Trebuchet MS" svg:font-family="'Trebuchet MS', sans-serif"/>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7-08-22T11:51:37.79</meta:creation-date>
    <meta:document-statistic meta:table-count="0" meta:image-count="0" meta:object-count="0" meta:page-count="1" meta:paragraph-count="8" meta:word-count="250" meta:character-count="1441"/>
    <dc:date>2017-08-22T12:33:05.84</dc:date>
    <dc:creator>o </dc:creator>
    <meta:editing-duration>PT26M17S</meta:editing-duration>
    <meta:editing-cycles>1</meta:editing-cycles>
    <meta:generator>OpenOffice/4.1.3$Win32 OpenOffice.org_project/413m1$Build-9783</meta:generator>
  </office:meta>
</office:document-meta>
</file>